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7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33.18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5.12mm"/>
    </style:style>
    <style:style style:name="co8" style:family="table-column">
      <style:table-column-properties fo:break-before="auto" style:column-width="27.89mm"/>
    </style:style>
    <style:style style:name="co9" style:family="table-column">
      <style:table-column-properties fo:break-before="auto" style:column-width="37.01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33.8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Tex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Text"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3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5"/>
        <table:table-column table:style-name="co4" table:number-columns-repeated="2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25"/>
        <table:table-column table:style-name="co11" table:default-cell-style-name="ce25"/>
        <table:table-column table:style-name="co1" table:number-columns-repeated="1008" table:default-cell-style-name="ce8"/>
        <table:table-row table:style-name="ro1">
          <table:table-cell table:number-columns-repeated="3"/>
          <table:table-cell table:style-name="ce1"/>
          <table:table-cell table:style-name="ce6" table:number-columns-repeated="8"/>
          <table:table-cell table:style-name="ce22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average on 100 epochs</text:p>
          </table:table-cell>
          <table:covered-table-cell table:style-name="ce11"/>
          <table:covered-table-cell table:style-name="ce16"/>
          <table:covered-table-cell table:number-columns-repeated="8" table:style-name="ce12"/>
          <table:covered-table-cell table:number-columns-repeated="2" table:style-name="ce27"/>
          <table:table-cell table:number-columns-repeated="1008"/>
        </table:table-row>
        <table:table-row table:style-name="ro1">
          <table:table-cell/>
          <table:table-cell table:style-name="ce11" table:number-columns-spanned="13" table:number-rows-spanned="1"/>
          <table:covered-table-cell table:style-name="ce11"/>
          <table:covered-table-cell table:number-columns-repeated="2" table:style-name="ce16"/>
          <table:covered-table-cell table:number-columns-repeated="7" table:style-name="ce12"/>
          <table:covered-table-cell table:number-columns-repeated="2" table:style-name="ce27"/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>
            <text:p>Test ID</text:p>
          </table:table-cell>
          <table:table-cell table:style-name="ce12" office:value-type="string" calcext:value-type="string">
            <text:p>Encode</text:p>
          </table:table-cell>
          <table:table-cell table:style-name="ce12" office:value-type="string" calcext:value-type="string">
            <text:p># Inputs</text:p>
          </table:table-cell>
          <table:table-cell table:number-columns-repeated="2" table:style-name="ce12" office:value-type="string" calcext:value-type="string">
            <text:p>Hidden Layer 1</text:p>
          </table:table-cell>
          <table:table-cell table:style-name="ce12" office:value-type="string" calcext:value-type="string">
            <text:p>Agent</text:p>
          </table:table-cell>
          <table:table-cell table:style-name="ce12" office:value-type="string" calcext:value-type="string">
            <text:p># Outputs</text:p>
          </table:table-cell>
          <table:table-cell table:style-name="ce12" office:value-type="string" calcext:value-type="string">
            <text:p># Parameters</text:p>
          </table:table-cell>
          <table:table-cell table:style-name="ce12" office:value-type="string" calcext:value-type="string">
            <text:p># Steps</text:p>
          </table:table-cell>
          <table:table-cell table:style-name="ce12" office:value-type="string" calcext:value-type="string">
            <text:p>Avg Returns</text:p>
          </table:table-cell>
          <table:table-cell table:style-name="ce12" office:value-type="string" calcext:value-type="string">
            <text:p>Last 100 Returns</text:p>
          </table:table-cell>
          <table:table-cell table:style-name="ce27" office:value-type="string" calcext:value-type="string">
            <text:p>Avg Error</text:p>
          </table:table-cell>
          <table:table-cell table:style-name="ce27" office:value-type="string" calcext:value-type="string">
            <text:p>Last 100 Error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torCritic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IF([.F5]&gt;0;([.D5]+1)*[.E5]+([.E5]+1)*[.F5]+([.F5]+1)*[.H5];IF([.E5]&gt;0;([.D5]+1)*[.E5]+([.E5]+1)*[.H5];([.D5]+1)*[.H5]))*2" office:value-type="float" office:value="20490" calcext:value-type="float">
            <text:p>20.49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24"/>
          <table:table-cell table:number-columns-repeated="1009"/>
        </table:table-row>
        <table:table-row table:style-name="ro1">
          <table:table-cell/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torCritic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IF([.F6]&gt;0;([.D6]+1)*[.E6]+([.E6]+1)*[.F6]+([.F6]+1)*[.H6];IF([.E6]&gt;0;([.D6]+1)*[.E6]+([.E6]+1)*[.H6];([.D6]+1)*[.H6]))*2" office:value-type="float" office:value="123250" calcext:value-type="float">
            <text:p>123.2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torCritic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IF([.F7]&gt;0;([.D7]+1)*[.E7]+([.E7]+1)*[.F7]+([.F7]+1)*[.H7];IF([.E7]&gt;0;([.D7]+1)*[.E7]+([.E7]+1)*[.H7];([.D7]+1)*[.H7]))*2" office:value-type="float" office:value="410810" calcext:value-type="float">
            <text:p>410.81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torCritic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IF([.F8]&gt;0;([.D8]+1)*[.E8]+([.E8]+1)*[.F8]+([.F8]+1)*[.H8];IF([.E8]&gt;0;([.D8]+1)*[.E8]+([.E8]+1)*[.H8];([.D8]+1)*[.H8]))*2" office:value-type="float" office:value="3010" calcext:value-type="float">
            <text:p>3.010</text:p>
          </table:table-cell>
          <table:table-cell table:style-name="ce7" office:value-type="float" office:value="3000" calcext:value-type="float">
            <text:p>3000</text:p>
          </table:table-cell>
          <table:table-cell table:style-name="ce10"/>
          <table:table-cell table:style-name="ce7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torCritic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IF([.F9]&gt;0;([.D9]+1)*[.E9]+([.E9]+1)*[.F9]+([.F9]+1)*[.H9];IF([.E9]&gt;0;([.D9]+1)*[.E9]+([.E9]+1)*[.H9];([.D9]+1)*[.H9]))*2" office:value-type="float" office:value="18370" calcext:value-type="float">
            <text:p>18.37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torCritic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IF([.F10]&gt;0;([.D10]+1)*[.E10]+([.E10]+1)*[.F10]+([.F10]+1)*[.H10];IF([.E10]&gt;0;([.D10]+1)*[.E10]+([.E10]+1)*[.H10];([.D10]+1)*[.H10]))*2" office:value-type="float" office:value="61210" calcext:value-type="float">
            <text:p>61.21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torCritic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IF([.F11]&gt;0;([.D11]+1)*[.E11]+([.E11]+1)*[.F11]+([.F11]+1)*[.H11];IF([.E11]&gt;0;([.D11]+1)*[.E11]+([.E11]+1)*[.H11];([.D11]+1)*[.H11]))*2" office:value-type="float" office:value="70" calcext:value-type="float">
            <text:p>7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torCritic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IF([.F12]&gt;0;([.D12]+1)*[.E12]+([.E12]+1)*[.F12]+([.F12]+1)*[.H12];IF([.E12]&gt;0;([.D12]+1)*[.E12]+([.E12]+1)*[.H12];([.D12]+1)*[.H12]))*2" office:value-type="float" office:value="730" calcext:value-type="float">
            <text:p>73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torCritic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IF([.F13]&gt;0;([.D13]+1)*[.E13]+([.E13]+1)*[.F13]+([.F13]+1)*[.H13];IF([.E13]&gt;0;([.D13]+1)*[.E13]+([.E13]+1)*[.H13];([.D13]+1)*[.H13]))*2" office:value-type="float" office:value="2410" calcext:value-type="float">
            <text:p>2.41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11" calcext:value-type="float">
            <text:p>21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aussian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IF([.F14]&gt;0;([.D14]+1)*[.E14]+([.E14]+1)*[.F14]+([.F14]+1)*[.H14];IF([.E14]&gt;0;([.D14]+1)*[.E14]+([.E14]+1)*[.H14];([.D14]+1)*[.H14]))*2" office:value-type="float" office:value="4098" calcext:value-type="float">
            <text:p>4.098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aussian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IF([.F15]&gt;0;([.D15]+1)*[.E15]+([.E15]+1)*[.F15]+([.F15]+1)*[.H15];IF([.E15]&gt;0;([.D15]+1)*[.E15]+([.E15]+1)*[.H15];([.D15]+1)*[.H15]))*2" office:value-type="float" office:value="123002" calcext:value-type="float">
            <text:p>123.002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aussian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IF([.F16]&gt;0;([.D16]+1)*[.E16]+([.E16]+1)*[.F16]+([.F16]+1)*[.H16];IF([.E16]&gt;0;([.D16]+1)*[.E16]+([.E16]+1)*[.H16];([.D16]+1)*[.H16]))*2" office:value-type="float" office:value="410002" calcext:value-type="float">
            <text:p>410.002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aussian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IF([.F17]&gt;0;([.D17]+1)*[.E17]+([.E17]+1)*[.F17]+([.F17]+1)*[.H17];IF([.E17]&gt;0;([.D17]+1)*[.E17]+([.E17]+1)*[.H17];([.D17]+1)*[.H17]))*2" office:value-type="float" office:value="602" calcext:value-type="float">
            <text:p>602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aussian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IF([.F18]&gt;0;([.D18]+1)*[.E18]+([.E18]+1)*[.F18]+([.F18]+1)*[.H18];IF([.E18]&gt;0;([.D18]+1)*[.E18]+([.E18]+1)*[.H18];([.D18]+1)*[.H18]))*2" office:value-type="float" office:value="18122" calcext:value-type="float">
            <text:p>18.122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aussian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IF([.F19]&gt;0;([.D19]+1)*[.E19]+([.E19]+1)*[.F19]+([.F19]+1)*[.H19];IF([.E19]&gt;0;([.D19]+1)*[.E19]+([.E19]+1)*[.H19];([.D19]+1)*[.H19]))*2" office:value-type="float" office:value="60402" calcext:value-type="float">
            <text:p>60.402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aussian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IF([.F20]&gt;0;([.D20]+1)*[.E20]+([.E20]+1)*[.F20]+([.F20]+1)*[.H20];IF([.E20]&gt;0;([.D20]+1)*[.E20]+([.E20]+1)*[.H20];([.D20]+1)*[.H20]))*2" office:value-type="float" office:value="14" calcext:value-type="float">
            <text:p>14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32" calcext:value-type="float">
            <text:p>232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aussian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IF([.F21]&gt;0;([.D21]+1)*[.E21]+([.E21]+1)*[.F21]+([.F21]+1)*[.H21];IF([.E21]&gt;0;([.D21]+1)*[.E21]+([.E21]+1)*[.H21];([.D21]+1)*[.H21]))*2" office:value-type="float" office:value="482" calcext:value-type="float">
            <text:p>482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aussian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IF([.F22]&gt;0;([.D22]+1)*[.E22]+([.E22]+1)*[.F22]+([.F22]+1)*[.H22];IF([.E22]&gt;0;([.D22]+1)*[.E22]+([.E22]+1)*[.H22];([.D22]+1)*[.H22]))*2" office:value-type="float" office:value="1602" calcext:value-type="float">
            <text:p>1.602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104855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21:54:09.12850497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0:07:06.725977248</meta:creation-date>
    <dc:date>2020-04-29T22:58:44.156890445</dc:date>
    <meta:editing-duration>PT9H9M1S</meta:editing-duration>
    <meta:editing-cycles>30</meta:editing-cycles>
    <meta:generator>LibreOffice/6.0.7.3$Linux_X86_64 LibreOffice_project/00m0$Build-3</meta:generator>
    <meta:document-statistic meta:table-count="1" meta:cell-count="176" meta:object-count="0"/>
  </office:meta>
</office:document-meta>
</file>